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I ~ [A]</text:p>
          </table:table-cell>
          <table:table-cell office:value-type="string" calcext:value-type="string">
            <text:p>V_Shunt [V]</text:p>
          </table:table-cell>
          <table:table-cell office:value-type="string" calcext:value-type="string">
            <text:p>I_T [A]</text:p>
          </table:table-cell>
          <table:table-cell office:value-type="string" calcext:value-type="string">
            <text:p>V_p [V]</text:p>
          </table:table-cell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-0.0404" calcext:value-type="float">
            <text:p>-0.0404</text:p>
          </table:table-cell>
          <table:table-cell office:value-type="float" office:value="-0.0004645" calcext:value-type="float">
            <text:p>-0.0004645</text:p>
          </table:table-cell>
          <table:table-cell office:value-type="float" office:value="-0.01382" calcext:value-type="float">
            <text:p>-0.01382</text:p>
          </table:table-cell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-0.03032" calcext:value-type="float">
            <text:p>-0.03032</text:p>
          </table:table-cell>
          <table:table-cell office:value-type="float" office:value="-0.0004414" calcext:value-type="float">
            <text:p>-0.0004414</text:p>
          </table:table-cell>
          <table:table-cell office:value-type="float" office:value="-0.01027" calcext:value-type="float">
            <text:p>-0.01027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-0.01998" calcext:value-type="float">
            <text:p>-0.01998</text:p>
          </table:table-cell>
          <table:table-cell office:value-type="float" office:value="-0.0003964" calcext:value-type="float">
            <text:p>-0.0003964</text:p>
          </table:table-cell>
          <table:table-cell office:value-type="float" office:value="-0.00667" calcext:value-type="float">
            <text:p>-0.00667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-0.01007" calcext:value-type="float">
            <text:p>-0.01007</text:p>
          </table:table-cell>
          <table:table-cell office:value-type="float" office:value="-0.0003337" calcext:value-type="float">
            <text:p>-0.0003337</text:p>
          </table:table-cell>
          <table:table-cell office:value-type="float" office:value="-0.00314" calcext:value-type="float">
            <text:p>-0.0031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1001" calcext:value-type="float">
            <text:p>0.01001</text:p>
          </table:table-cell>
          <table:table-cell office:value-type="float" office:value="0.000217" calcext:value-type="float">
            <text:p>0.000217</text:p>
          </table:table-cell>
          <table:table-cell office:value-type="float" office:value="0.00405" calcext:value-type="float">
            <text:p>0.0040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2023" calcext:value-type="float">
            <text:p>0.02023</text:p>
          </table:table-cell>
          <table:table-cell office:value-type="float" office:value="0.0000378" calcext:value-type="float">
            <text:p>0.0000378</text:p>
          </table:table-cell>
          <table:table-cell office:value-type="float" office:value="0.00779" calcext:value-type="float">
            <text:p>0.0077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302" calcext:value-type="float">
            <text:p>0.0302</text:p>
          </table:table-cell>
          <table:table-cell office:value-type="float" office:value="0.0000998" calcext:value-type="float">
            <text:p>0.0000998</text:p>
          </table:table-cell>
          <table:table-cell office:value-type="float" office:value="0.01122" calcext:value-type="float">
            <text:p>0.0112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402" calcext:value-type="float">
            <text:p>0.0402</text:p>
          </table:table-cell>
          <table:table-cell office:value-type="float" office:value="0.0003805" calcext:value-type="float">
            <text:p>0.0003805</text:p>
          </table:table-cell>
          <table:table-cell office:value-type="float" office:value="0.0149" calcext:value-type="float">
            <text:p>0.014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8T15:19:44.390435085</meta:creation-date>
    <dc:date>2018-10-08T15:20:07.041777746</dc:date>
    <meta:editing-duration>PT22S</meta:editing-duration>
    <meta:editing-cycles>1</meta:editing-cycles>
    <meta:document-statistic meta:table-count="1" meta:cell-count="36" meta:object-count="0"/>
    <meta:generator>LibreOffice/5.1.6.2$Linux_X86_64 LibreOffice_project/10m0$Build-2</meta:generator>
  </office:meta>
</office:document-meta>
</file>